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925in" style:page-number="auto" table:align="right" style:writing-mode="rl-tb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9868in"/>
    </style:style>
    <style:style style:name="Table1.F" style:family="table-column">
      <style:table-column-properties style:column-width="0.9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F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" style:family="table">
      <style:table-properties style:width="5.925in" table:align="right" style:writing-mode="rl-tb"/>
    </style:style>
    <style:style style:name="Table2.A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2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25in" table:align="right" style:writing-mode="rl-tb"/>
    </style:style>
    <style:style style:name="Table3.A" style:family="table-column">
      <style:table-column-properties style:column-width="5.9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4" style:family="table">
      <style:table-properties style:width="5.925in" table:align="righ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7in"/>
    </style:style>
    <style:style style:name="Table4.C" style:family="table-column">
      <style:table-column-properties style:column-width="1.5819in"/>
    </style:style>
    <style:style style:name="Table4.D" style:family="table-column">
      <style:table-column-properties style:column-width="0.793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4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5" style:family="table">
      <style:table-properties style:width="5.925in" table:align="right" style:writing-mode="rl-tb"/>
    </style:style>
    <style:style style:name="Table5.A" style:family="table-column">
      <style:table-column-properties style:column-width="5.9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6" style:family="table">
      <style:table-properties style:width="2.6in" table:align="center" style:writing-mode="rl-tb"/>
    </style:style>
    <style:style style:name="Table6.A" style:family="table-column">
      <style:table-column-properties style:column-width="2.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name-complex="David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 style:snap-to-layout-gri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language="none" fo:country="none" fo:font-weight="bold" style:font-size-asian="10pt" style:language-asian="none" style:country-asian="none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2" style:family="paragraph" style:parent-style-name="Standard">
      <style:paragraph-properties fo:text-align="end" style:justify-single-word="false"/>
      <style:text-properties fo:language="none" fo:country="none" fo:font-weight="bold" style:language-asian="none" style:country-asian="none" style:font-weight-asian="bold" style:font-name-complex="David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Tahoma" style:font-name-complex="Narkisim"/>
    </style:style>
    <style:style style:name="P14" style:family="paragraph" style:parent-style-name="Standard">
      <style:paragraph-properties fo:text-align="end" style:justify-single-word="false"/>
      <style:text-properties style:font-name-complex="David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-complex="David"/>
    </style:style>
    <style:style style:name="P16" style:family="paragraph" style:parent-style-name="Standard">
      <style:paragraph-properties fo:text-align="center" style:justify-single-word="false"/>
      <style:text-properties style:font-name-complex="David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David" style:font-weight-complex="bold"/>
    </style:style>
    <style:style style:name="T2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3" style:family="text">
      <style:text-properties fo:font-size="10pt" style:font-size-asian="10pt" style:font-name-complex="David" style:font-size-complex="10pt"/>
    </style:style>
    <style:style style:name="T4" style:family="text">
      <style:text-properties style:font-name-complex="David"/>
    </style:style>
    <style:style style:name="T5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7" style:family="text">
      <style:text-properties fo:language="none" fo:country="none" style:language-asian="none" style:country-asian="none" style:font-name-complex="Davi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פרק</text:p>
            <text:p text:style-name="P8">500</text:p>
          </table:table-cell>
          <table:table-cell table:style-name="Table1.A1" office:value-type="string">
            <text:p text:style-name="P2">מס' הוראה</text:p>
            <text:p text:style-name="P8">503</text:p>
          </table:table-cell>
          <table:table-cell table:style-name="Table1.A1" office:value-type="string">
            <text:p text:style-name="P2">שם ההוראה</text:p>
            <text:p text:style-name="P8">הכנת תיק שטח</text:p>
          </table:table-cell>
          <table:table-cell table:style-name="Table1.A1" office:value-type="string">
            <text:p text:style-name="P2">תחולה</text:p>
            <text:p text:style-name="P8">דצמבר 93</text:p>
          </table:table-cell>
          <table:table-cell table:style-name="Table1.A1" office:value-type="string">
            <text:p text:style-name="P2">עדכון</text:p>
            <text:p text:style-name="P8">נובמבר</text:p>
            <text:p text:style-name="P8">2009</text:p>
          </table:table-cell>
          <table:table-cell table:style-name="Table1.F1" office:value-type="string">
            <text:p text:style-name="P2">עמוד 7</text:p>
            <text:p text:style-name="P8">מתוך 7</text:p>
          </table:table-cell>
        </table:table-row>
      </table:table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 <text:s text:c="7"/><text:span text:style-name="T2">נספח ב'</text:span></text:p>
      <text:p text:style-name="P3"/>
      <text:p text:style-name="P10">נתונים עיקריים לשלבים הראשונים לטיפול באירוע</text:p>
      <text:p text:style-name="P1"><text:span text:style-name="T1">תיק <text:s/></text:span><text:span text:style-name="T5">60426</text:span></text:p>
      <text:p text:style-name="P11"/>
      <text:p text:style-name="P1"><draw:line text:anchor-type="char" draw:z-index="0" draw:style-name="gr1" draw:text-style-name="P18" svg:x1="1.1429in" svg:y1="0.1555in" svg:x2="5.7681in" svg:y2="0.1555in"><text:p/></draw:line><text:span text:style-name="T1">שם העסק/מבנה</text:span><text:span text:style-name="T2"> <text:s text:c="2"/></text:span><text:span text:style-name="T4"><text:s/>פלדמן משה ובניו בע"מ בית פלד</text:span></text:p>
      <text:p text:style-name="P8"/>
      <text:p text:style-name="P1"><text:span text:style-name="T1">כתובת</text:span><text:span text:style-name="T2"> </text:span><text:span text:style-name="T1"><text:s text:c="2"/></text:span><text:span text:style-name="T4">לישנסקי 17</text:span></text:p>
      <text:p text:style-name="P7"><draw:line text:anchor-type="char" draw:z-index="1" draw:style-name="gr1" draw:text-style-name="P18" svg:x1="0.3929in" svg:y1="0.0307in" svg:x2="5.7681in" svg:y2="0.0307in"><text:p/></draw:line></text:p>
      <text:p text:style-name="P1"><text:span text:style-name="T1">טלפון</text:span><text:span text:style-name="T4"> <text:s text:c="13"/>9517904 <text:s text:c="130"/></text:span></text:p>
      <text:p text:style-name="P12"><draw:line text:anchor-type="char" draw:z-index="2" draw:style-name="gr1" draw:text-style-name="P18" svg:x1="5.7681in" svg:y1="0.072in" svg:x2="0.5181in" svg:y2="0.072in"><text:p/></draw:line></text:p>
      <text:p text:style-name="P1"><text:span text:style-name="T1">המפתחות נמצאים</text:span><text:span text:style-name="T4"> <text:s text:c="5"/>משה מלכה 050-4175583</text:span></text:p>
      <text:p text:style-name="P7"><draw:line text:anchor-type="char" draw:z-index="3" draw:style-name="gr1" draw:text-style-name="P18" svg:x1="5.7681in" svg:y1="0.0307in" svg:x2="1.1429in" svg:y2="0.0307in"><text:p/></draw:line></text:p>
      <text:p text:style-name="P1"><text:span text:style-name="T1">מיקום מפסק זרם ראשי</text:span><text:span text:style-name="T4"> <text:s text:c="5"/>חדר חשמל בחזית מערבית של המבנה מסומן <text:s text:c="4"/></text:span></text:p>
      <text:p text:style-name="P7"><draw:line text:anchor-type="char" draw:z-index="4" draw:style-name="gr1" draw:text-style-name="P18" svg:x1="5.7681in" svg:y1="0.0583in" svg:x2="1.5181in" svg:y2="0.0583in"><text:p/></draw:line></text:p>
      <text:p text:style-name="P1"><text:span text:style-name="T1">גנרטור: </text:span><text:span text:style-name="T4">לא קיים</text:span></text:p>
      <text:p text:style-name="P1"><text:span text:style-name="T1">מיקום ברזי כיבוי עיקריים "3</text:span><text:span text:style-name="T4"> מסביב למבנה <text:s text:c="98"/></text:span></text:p>
      <text:p text:style-name="P7"><draw:line text:anchor-type="char" draw:z-index="5" draw:style-name="gr1" draw:text-style-name="P18" svg:x1="5.7681in" svg:y1="0.072in" svg:x2="1.7681in" svg:y2="0.072in"><text:p/></draw:line></text:p>
      <text:p text:style-name="P5"/>
      <text:p text:style-name="P8">בעלי תפקידים בעסק/מבנה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3">שם העובד</text:p>
          </table:table-cell>
          <table:table-cell table:style-name="Table2.A1" office:value-type="string">
            <text:p text:style-name="P14">תפקיד</text:p>
          </table:table-cell>
          <table:table-cell table:style-name="Table2.A1" office:value-type="string">
            <text:p text:style-name="P14">טל' בבית</text:p>
          </table:table-cell>
          <table:table-cell table:style-name="Table2.A1" office:value-type="string">
            <text:p text:style-name="P14">נייד</text:p>
          </table:table-cell>
          <table:table-cell table:style-name="Table2.E1" office:value-type="string">
            <text:p text:style-name="P14">כתובת</text:p>
          </table:table-cell>
        </table:table-row>
        <table:table-row table:style-name="Table2.1">
          <table:table-cell table:style-name="Table2.A1" office:value-type="string">
            <text:p text:style-name="P14">יובל פלדמן</text:p>
          </table:table-cell>
          <table:table-cell table:style-name="Table2.A1" office:value-type="string">
            <text:p text:style-name="P14">מנכ"ל</text:p>
          </table:table-cell>
          <table:table-cell table:style-name="Table2.A1" office:value-type="string">
            <text:p text:style-name="P1"><text:span text:style-name="T4">03-9384210</text:span></text:p>
          </table:table-cell>
          <table:table-cell table:style-name="Table2.A1" office:value-type="string">
            <text:p text:style-name="P14">050-62432660</text:p>
          </table:table-cell>
          <table:table-cell table:style-name="Table2.E1" office:value-type="string">
            <text:p text:style-name="P14">אתרוג 5 ראש העין</text:p>
          </table:table-cell>
        </table:table-row>
        <table:table-row table:style-name="Table2.1">
          <table:table-cell table:style-name="Table2.A1" office:value-type="string">
            <text:p text:style-name="P14">משה מלכה</text:p>
          </table:table-cell>
          <table:table-cell table:style-name="Table2.A1" office:value-type="string">
            <text:p text:style-name="P14">אחזקה</text:p>
          </table:table-cell>
          <table:table-cell table:style-name="Table2.A1" office:value-type="string">
            <text:p text:style-name="P14">08-9450271</text:p>
          </table:table-cell>
          <table:table-cell table:style-name="Table2.A1" office:value-type="string">
            <text:p text:style-name="P14">050-4175583</text:p>
          </table:table-cell>
          <table:table-cell table:style-name="Table2.E1" office:value-type="string">
            <text:p text:style-name="P14">רחובות</text:p>
          </table:table-cell>
        </table:table-row>
        <table:table-row table:style-name="Table2.1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5"/>
          </table:table-cell>
        </table:table-row>
        <table:table-row table:style-name="Table2.5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6">סיכונים עיקריים</text:span><text:span text:style-name="T2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4">בחזית מערבית מתחת למבנה מכלי גז גפ"מ , במבנה שימוש בגז גפ"מ <text:s/>באולם שמחות "רננה" קומה 3 וספא טיטאניק בקומה2</text:p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</table:table>
      <text:p text:style-name="P1"><text:span text:style-name="T4"><text:s text:c="162"/></text:span><text:span text:style-name="T7"><text:s text:c="206"/></text:span></text:p>
      <text:p text:style-name="P14"><text:s text:c="160"/></text:p>
      <text:p text:style-name="P4"/>
      <text:p text:style-name="P8">חומרים מסוכני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E1" office:value-type="string">
            <text:p text:style-name="P16">מיקום</text:p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1">נתונים חיוניים נוספים</text:span><text:span text:style-name="T2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4">במרתף ממקום 3 חדרי תקשורת סוללרית, מחסן תמונות, מחסן מוצרי תינוקות. נגריה</text:p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</table:table>
      <text:p text:style-name="P5"/>
      <text:p text:style-name="P5"><text:soft-page-break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5">הוראות נציב כבאות והצלה ומפקח כבאות ראשי</text:p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="100%" fo:margin-left="2in" fo:margin-right="0in" fo:text-align="end" style:justify-single-word="false" fo:text-indent="0in" style:auto-text-indent="false"/>
      <style:text-properties style:font-name="Arial" style:font-name-complex="Narkisim" style:font-size-complex="16pt"/>
    </style:style>
    <style:style style:name="טקסט_20_בלונים" style:display-name="טקסט בלונים" style:family="paragraph" style:parent-style-name="Standard">
      <style:paragraph-properties fo:margin="100%" fo:margin-left="0in" fo:margin-right="0in" fo:text-align="end" style:justify-single-word="false" fo:text-indent="0in" style:auto-text-indent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menia-10</meta:initial-creator>
    <meta:creation-date>2013-08-12T06:41:00</meta:creation-date>
    <dc:creator>אתי מנצור</dc:creator>
    <dc:date>2013-08-12T06:41:00</dc:date>
    <meta:print-date>2012-01-05T14:00:00</meta:print-date>
    <meta:editing-cycles>2</meta:editing-cycles>
    <meta:editing-duration>P15824DT17H31M44S</meta:editing-duration>
    <meta:document-statistic meta:table-count="6" meta:image-count="0" meta:object-count="0" meta:page-count="2" meta:paragraph-count="53" meta:word-count="177" meta:character-count="1627"/>
    <meta:generator>OpenOffice/4.0.1$Win32 OpenOffice.org_project/401m5$Build-9714</meta:generator>
  </office:meta>
</office:document-meta>
</file>